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006df8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006df8" style:font-size-asian="10pt" style:font-style-asian="normal" style:font-weight-asian="normal" style:font-size-complex="10pt" style:text-emphasize="none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company_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5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5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5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5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5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9"><draw:line text:anchor-type="paragraph" draw:z-index="16" draw:name="Shape3_12" draw:style-name="gr1" draw:text-style-name="P76" svg:x1="0.4858in" svg:y1="0.1957in" svg:x2="3.8311in" svg:y2="0.1957in"><text:p/></draw:line>လိပ်စာ</text:p>
            <text:p text:style-name="P68"><text:s/><text:user-field-get text:name="py3o.o.company_id.street">company_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2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8:52.497000000</dc:date>
    <meta:editing-duration>P1DT18H57M4S</meta:editing-duration>
    <meta:editing-cycles>968</meta:editing-cycles>
    <meta:document-statistic meta:table-count="7" meta:image-count="0" meta:object-count="0" meta:page-count="3" meta:paragraph-count="122" meta:word-count="411" meta:character-count="2597" meta:non-whitespace-character-count="2264"/>
  </office:meta>
</office:document-meta>
</file>